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0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1.1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rice</text:p>
          </table:table-cell>
          <table:table-cell office:value-type="string">
            <text:p>qty/brd, 16ch</text:p>
          </table:table-cell>
          <table:table-cell office:value-type="string">
            <text:p>qty/brd, 8ch</text:p>
          </table:table-cell>
          <table:table-cell office:value-type="string">
            <text:p>per board, 16ch</text:p>
          </table:table-cell>
          <table:table-cell office:value-type="string">
            <text:p>per brd, 8ch</text:p>
          </table:table-cell>
          <table:table-cell office:value-type="string">
            <text:p>supplier</text:p>
          </table:table-cell>
          <table:table-cell/>
        </table:table-row>
        <table:table-row table:style-name="ro1">
          <table:table-cell office:value-type="string">
            <text:p>high-quality, small AF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T1789-1</text:p>
          </table:table-cell>
          <table:table-cell office:value-type="float" office:value="4.3">
            <text:p>4.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ooc:=[.B4]*[.C4]" office:value-type="float" office:value="68.8">
            <text:p>68.8</text:p>
          </table:table-cell>
          <table:table-cell table:formula="oooc:=[.B4]*[.D4]" office:value-type="float" office:value="34.4">
            <text:p>34.4</text:p>
          </table:table-cell>
          <table:table-cell office:value-type="string">
            <text:p>arrow</text:p>
          </table:table-cell>
          <table:table-cell/>
        </table:table-row>
        <table:table-row table:style-name="ro1">
          <table:table-cell office:value-type="string">
            <text:p>BC847BPN</text:p>
          </table:table-cell>
          <table:table-cell office:value-type="float" office:value="0.22">
            <text:p>0.2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ooc:=[.B5]*[.C5]" office:value-type="float" office:value="7.04">
            <text:p>7.04</text:p>
          </table:table-cell>
          <table:table-cell table:formula="oooc:=[.B5]*[.D5]" office:value-type="float" office:value="3.52">
            <text:p>3.5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mnr1820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6]*[.C6]" office:value-type="float" office:value="0.16">
            <text:p>0.16</text:p>
          </table:table-cell>
          <table:table-cell table:formula="oooc:=[.B6]*[.D6]" office:value-type="float" office:value="0.08">
            <text:p>0.08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478-2874-1-ND</text:p>
          </table:table-cell>
          <table:table-cell office:value-type="float" office:value="0.57">
            <text:p>0.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7]*[.C7]" office:value-type="float" office:value="1.14">
            <text:p>1.14</text:p>
          </table:table-cell>
          <table:table-cell table:formula="oooc:=[.B7]*[.D7]" office:value-type="float" office:value="0.57">
            <text:p>0.57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LTC6079</text:p>
          </table:table-cell>
          <table:table-cell office:value-type="float" office:value="5.8">
            <text:p>5.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8]*[.C8]" office:value-type="float" office:value="46.4">
            <text:p>46.4</text:p>
          </table:table-cell>
          <table:table-cell table:formula="oooc:=[.B8]*[.D8]" office:value-type="float" office:value="23.2">
            <text:p>23.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D7942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ooc:=[.B9]*[.C9]" office:value-type="float" office:value="152">
            <text:p>152</text:p>
          </table:table-cell>
          <table:table-cell table:formula="oooc:=[.B9]*[.D9]" office:value-type="float" office:value="76">
            <text:p>76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number-columns-repeated="4"/>
          <table:table-cell table:formula="oooc:=SUM([.E4:.E9])" office:value-type="float" office:value="275.54">
            <text:p>275.54</text:p>
          </table:table-cell>
          <table:table-cell table:formula="oooc:=SUM([.F4:.F9])" office:value-type="float" office:value="137.77">
            <text:p>137.7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ow-cost AFE: </text:p>
          </table:table-cell>
          <table:table-cell table:number-columns-repeated="7"/>
        </table:table-row>
        <table:table-row table:style-name="ro1">
          <table:table-cell office:value-type="string">
            <text:p>INA2322EA/250 TSSOP-14(PW)</text:p>
          </table:table-cell>
          <table:table-cell office:value-type="float" office:value="3.71">
            <text:p>3.7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13]*[.C13]" office:value-type="float" office:value="29.68">
            <text:p>29.68</text:p>
          </table:table-cell>
          <table:table-cell table:formula="oooc:=[.B13]*[.D13]" office:value-type="float" office:value="14.84">
            <text:p>14.84</text:p>
          </table:table-cell>
          <table:table-cell office:value-type="string">
            <text:p>mouser</text:p>
          </table:table-cell>
          <table:table-cell/>
        </table:table-row>
        <table:table-row table:style-name="ro1">
          <table:table-cell office:value-type="string">
            <text:p>MCP3304</text:p>
          </table:table-cell>
          <table:table-cell office:value-type="float" office:value="4.55">
            <text:p>4.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B14]*[.C14]" office:value-type="float" office:value="18.2">
            <text:p>18.2</text:p>
          </table:table-cell>
          <table:table-cell table:formula="oooc:=[.B14]*[.D14]" office:value-type="float" office:value="9.1">
            <text:p>9.1</text:p>
          </table:table-cell>
          <table:table-cell office:value-type="string">
            <text:p>digikey</text:p>
          </table:table-cell>
          <table:table-cell office:value-type="string">
            <text:p>mouser, newark, arrow also don't have the TSSOP-14</text:p>
          </table:table-cell>
        </table:table-row>
        <table:table-row table:style-name="ro1">
          <table:table-cell office:value-type="string">
            <text:p>OPA4348AIPWT TSSOP-14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15]*[.C15]" office:value-type="float" office:value="11.2">
            <text:p>11.2</text:p>
          </table:table-cell>
          <table:table-cell table:formula="oooc:=[.B15]*[.D15]" office:value-type="float" office:value="5.6">
            <text:p>5.6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C847BPN</text:p>
          </table:table-cell>
          <table:table-cell office:value-type="float" office:value="0.22">
            <text:p>0.2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ooc:=[.B16]*[.C16]" office:value-type="float" office:value="7.04">
            <text:p>7.04</text:p>
          </table:table-cell>
          <table:table-cell table:formula="oooc:=[.B16]*[.D16]" office:value-type="float" office:value="3.52">
            <text:p>3.5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mnr18202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17]*[.C17]" office:value-type="float" office:value="0.16">
            <text:p>0.16</text:p>
          </table:table-cell>
          <table:table-cell table:formula="oooc:=[.B17]*[.D17]" office:value-type="float" office:value="0.08">
            <text:p>0.08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478-2874-1-ND (cap array)</text:p>
          </table:table-cell>
          <table:table-cell office:value-type="float" office:value="0.57">
            <text:p>0.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18]*[.C18]" office:value-type="float" office:value="1.14">
            <text:p>1.14</text:p>
          </table:table-cell>
          <table:table-cell table:formula="oooc:=[.B18]*[.D18]" office:value-type="float" office:value="0.57">
            <text:p>0.57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TLE2426CD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table:formula="oooc:=[.B19]*[.C19]" office:value-type="float" office:value="1.3">
            <text:p>1.3</text:p>
          </table:table-cell>
          <table:table-cell table:formula="oooc:=[.B19]*[.D19]" office:value-type="float" office:value="1.3">
            <text:p>1.3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number-columns-repeated="4"/>
          <table:table-cell table:formula="oooc:=SUM([.E13:.E19])" office:value-type="float" office:value="68.72">
            <text:p>68.72</text:p>
          </table:table-cell>
          <table:table-cell table:formula="oooc:=SUM([.F13:.F19])" office:value-type="float" office:value="35.01">
            <text:p>35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re &amp; DSP: 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a xlink:href="http://search.digikey.com/scripts/DkSearch/dksus.dll?Detail?name=ZR40402F25CT-ND">ZR40402F25CT-ND</text:a>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formula="oooc:=[.B23]*[.C23]" office:value-type="float" office:value="0.63">
            <text:p>0.63</text:p>
          </table:table-cell>
          <table:table-cell table:number-columns-repeated="4"/>
        </table:table-row>
        <table:table-row table:style-name="ro1">
          <table:table-cell office:value-type="string">
            <text:p>REG101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B24]*[.C24]" office:value-type="float" office:value="2.25">
            <text:p>2.2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TPS71733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ooc:=[.B25]*[.C25]" office:value-type="float" office:value="1.35">
            <text:p>1.3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ZR40401F25CT SOT-23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table:formula="oooc:=[.B26]*[.C26]" office:value-type="float" office:value="1.28">
            <text:p>1.2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ADUM2400</text:p>
          </table:table-cell>
          <table:table-cell office:value-type="float" office:value="6.16">
            <text:p>6.16</text:p>
          </table:table-cell>
          <table:table-cell office:value-type="float" office:value="2">
            <text:p>2</text:p>
          </table:table-cell>
          <table:table-cell table:formula="oooc:=[.B27]*[.C27]" office:value-type="float" office:value="12.32">
            <text:p>12.32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<text:a xlink:href="http://search.digikey.com/scripts/DkSearch/dksus.dll?Detail?name=MAX253CSA%2B-ND">MAX253CSA+-ND</text:a> SOIC-8</text:p>
          </table:table-cell>
          <table:table-cell office:value-type="float" office:value="2.81">
            <text:p>2.81</text:p>
          </table:table-cell>
          <table:table-cell office:value-type="float" office:value="1">
            <text:p>1</text:p>
          </table:table-cell>
          <table:table-cell table:formula="oooc:=[.B28]*[.C28]" office:value-type="float" office:value="2.81">
            <text:p>2.8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78250MVC</text:p>
          </table:table-cell>
          <table:table-cell office:value-type="float" office:value="3.43">
            <text:p>3.43</text:p>
          </table:table-cell>
          <table:table-cell office:value-type="float" office:value="1">
            <text:p>1</text:p>
          </table:table-cell>
          <table:table-cell table:formula="oooc:=[.B29]*[.C29]" office:value-type="float" office:value="3.43">
            <text:p>3.43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style-name="ce2" office:value-type="string">
            <text:p>BAT54SFSCT-ND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  <table:table-cell table:formula="oooc:=[.B30]*[.C30]" office:value-type="float" office:value="0.52">
            <text:p>0.5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<text:a xlink:href="http://search.digikey.com/scripts/DkSearch/dksus.dll?Detail?name=ADSP-BF536BBCZ-4A-ND">ADSP-BF536BBCZ-4A-ND</text:a> 400, lopow</text:p>
          </table:table-cell>
          <table:table-cell office:value-type="float" office:value="17.58">
            <text:p>17.58</text:p>
          </table:table-cell>
          <table:table-cell office:value-type="float" office:value="1">
            <text:p>1</text:p>
          </table:table-cell>
          <table:table-cell table:formula="oooc:=[.B31]*[.C31]" office:value-type="float" office:value="17.58">
            <text:p>17.5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6, cheapest, 300Mhz</text:p>
          </table:table-cell>
          <table:table-cell office:value-type="float" office:value="11.97">
            <text:p>11.97</text:p>
          </table:table-cell>
          <table:table-cell office:value-type="float" office:value="0">
            <text:p>0</text:p>
          </table:table-cell>
          <table:table-cell table:formula="oooc:=[.B32]*[.C32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7, 500Mhz</text:p>
          </table:table-cell>
          <table:table-cell office:value-type="float" office:value="23.01">
            <text:p>23.01</text:p>
          </table:table-cell>
          <table:table-cell office:value-type="float" office:value="0">
            <text:p>0</text:p>
          </table:table-cell>
          <table:table-cell table:formula="oooc:=[.B33]*[.C33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7, 600Mhz</text:p>
          </table:table-cell>
          <table:table-cell office:value-type="float" office:value="28.82">
            <text:p>28.82</text:p>
          </table:table-cell>
          <table:table-cell office:value-type="float" office:value="0">
            <text:p>0</text:p>
          </table:table-cell>
          <table:table-cell table:formula="oooc:=[.B34]*[.C34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4, no eth</text:p>
          </table:table-cell>
          <table:table-cell office:value-type="float" office:value="16.64">
            <text:p>16.64</text:p>
          </table:table-cell>
          <table:table-cell office:value-type="float" office:value="0">
            <text:p>0</text:p>
          </table:table-cell>
          <table:table-cell table:formula="oooc:=[.B35]*[.C35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DRAM, 32M, 54VFBGA</text:p>
          </table:table-cell>
          <table:table-cell office:value-type="float" office:value="8.75">
            <text:p>8.75</text:p>
          </table:table-cell>
          <table:table-cell office:value-type="float" office:value="1">
            <text:p>1</text:p>
          </table:table-cell>
          <table:table-cell table:formula="oooc:=[.B36]*[.C36]" office:value-type="float" office:value="8.75">
            <text:p>8.7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DRAM, 8M, 54TSOP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formula="oooc:=[.B37]*[.C37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T45DB081D, 8-SOIC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table:formula="oooc:=[.B38]*[.C38]" office:value-type="float" office:value="1.83">
            <text:p>1.8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rocky.digikey.com/scripts/ProductInfo.dll?Site=US&amp;V=10&amp;M=ELJ-PA3R3MF">PCD1481CT-ND</text:a> 3.3uh</text:p>
          </table:table-cell>
          <table:table-cell office:value-type="float" office:value="0.27">
            <text:p>0.27</text:p>
          </table:table-cell>
          <table:table-cell office:value-type="float" office:value="2">
            <text:p>2</text:p>
          </table:table-cell>
          <table:table-cell table:formula="oooc:=[.B39]*[.C39]" office:value-type="float" office:value="0.54">
            <text:p>0.5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FAN2001MPX</text:p>
          </table:table-cell>
          <table:table-cell office:value-type="float" office:value="1.38">
            <text:p>1.38</text:p>
          </table:table-cell>
          <table:table-cell office:value-type="float" office:value="2">
            <text:p>2</text:p>
          </table:table-cell>
          <table:table-cell table:formula="oooc:=[.B40]*[.C40]" office:value-type="float" office:value="2.76">
            <text:p>2.7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NX5032GA 25Mhz</text:p>
          </table:table-cell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table:formula="oooc:=[.B41]*[.C41]" office:value-type="float" office:value="0.57">
            <text:p>0.57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search.digikey.com/scripts/DkSearch/dksus.dll?Detail?name=490-3890-1-ND">490-3890-1-ND</text:a> 1uf 0402</text:p>
          </table:table-cell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table:formula="oooc:=[.B42]*[.C42]" office:value-type="float" office:value="1.4">
            <text:p>1.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2">
          <table:table-cell table:style-name="ce2" office:value-type="string">
            <text:p>495-3265-1-ND 0.1uf X7R 16v</text:p>
          </table:table-cell>
          <table:table-cell office:value-type="float" office:value="0.013">
            <text:p>0.01</text:p>
          </table:table-cell>
          <table:table-cell office:value-type="float" office:value="10">
            <text:p>10</text:p>
          </table:table-cell>
          <table:table-cell table:formula="oooc:=[.B43]*[.C43]" office:value-type="float" office:value="0.13">
            <text:p>0.1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399-1278-1-ND 0.01uf X7R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 table:formula="oooc:=[.B44]*[.C44]" office:value-type="float" office:value="0.2">
            <text:p>0.2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2">
          <table:table-cell table:style-name="ce2" office:value-type="string">
            <text:p><text:a xlink:href="http://search.digikey.com/scripts/DkSearch/dksus.dll?Detail?name=495-3263-1-ND">495-3263-1-ND</text:a> 10uf 0805 10v</text:p>
          </table:table-cell>
          <table:table-cell office:value-type="float" office:value="0.128">
            <text:p>0.13</text:p>
          </table:table-cell>
          <table:table-cell office:value-type="float" office:value="1">
            <text:p>1</text:p>
          </table:table-cell>
          <table:table-cell table:formula="oooc:=[.B45]*[.C45]" office:value-type="float" office:value="0.128">
            <text:p>0.1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a xlink:href="http://search.digikey.com/scripts/DkSearch/dksus.dll?Detail?name=PCC2395CT-ND">PCC2395CT-ND</text:a> 10uf 0603</text:p>
          </table:table-cell>
          <table:table-cell office:value-type="float" office:value="0.362">
            <text:p>0.36</text:p>
          </table:table-cell>
          <table:table-cell office:value-type="float" office:value="5">
            <text:p>5</text:p>
          </table:table-cell>
          <table:table-cell table:formula="oooc:=[.B46]*[.C46]" office:value-type="float" office:value="1.81">
            <text:p>1.8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493-1021-ND 100uf 10v</text:p>
          </table:table-cell>
          <table:table-cell office:value-type="float" office:value="0.11">
            <text:p>0.11</text:p>
          </table:table-cell>
          <table:table-cell office:value-type="float" office:value="4">
            <text:p>4</text:p>
          </table:table-cell>
          <table:table-cell table:formula="oooc:=[.B47]*[.C47]" office:value-type="float" office:value="0.44">
            <text:p>0.4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search.digikey.com/scripts/DkSearch/dksus.dll?Detail?name=74LCX541MTCXCT-ND">74LCX541MTCXCT-ND</text:a></text:p>
          </table:table-cell>
          <table:table-cell office:value-type="float" office:value="0.52">
            <text:p>0.52</text:p>
          </table:table-cell>
          <table:table-cell office:value-type="float" office:value="2">
            <text:p>2</text:p>
          </table:table-cell>
          <table:table-cell table:formula="oooc:=[.B48]*[.C48]" office:value-type="float" office:value="1.04">
            <text:p>1.0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DM6713SAKS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table:formula="oooc:=[.B49]*[.C49]" office:value-type="float" office:value="0.78">
            <text:p>0.7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ooc:=[.B50]*[.C50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74LV594A TSSOP-16 (PW)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ooc:=[.B51]*[.C51]" office:value-type="float" office:value="1.04">
            <text:p>1.04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number-columns-repeated="4"/>
          <table:table-cell table:formula="oooc:=SUM([.D23:.D51])" office:value-type="float" office:value="63.588">
            <text:p>63.59</text:p>
          </table:table-cell>
          <table:table-cell table:number-columns-repeated="3"/>
        </table:table-row>
        <table:table-row table:style-name="ro1">
          <table:table-cell office:value-type="string">
            <text:p>Interface</text:p>
          </table:table-cell>
          <table:table-cell table:number-columns-repeated="2"/>
          <table:table-cell table:formula="oooc:=[.B53]*[.C5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thernet --</text:p>
          </table:table-cell>
          <table:table-cell table:number-columns-repeated="2"/>
          <table:table-cell table:formula="oooc:=[.B54]*[.C54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ulsejack JK0-0025Nl</text:p>
          </table:table-cell>
          <table:table-cell office:value-type="float" office:value="7.83">
            <text:p>7.83</text:p>
          </table:table-cell>
          <table:table-cell office:value-type="float" office:value="0">
            <text:p>0</text:p>
          </table:table-cell>
          <table:table-cell table:formula="oooc:=[.B55]*[.C55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chinese magjack</text:p>
          </table:table-cell>
          <table:table-cell table:style-name="ce4" office:value-type="float" office:value="1.95">
            <text:p>1.95</text:p>
          </table:table-cell>
          <table:table-cell office:value-type="float" office:value="1">
            <text:p>1</text:p>
          </table:table-cell>
          <table:table-cell table:formula="oooc:=[.B56]*[.C56]" office:value-type="float" office:value="1.95">
            <text:p>1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LAN83C185</text:p>
          </table:table-cell>
          <table:table-cell office:value-type="float" office:value="5.13">
            <text:p>5.13</text:p>
          </table:table-cell>
          <table:table-cell office:value-type="float" office:value="1">
            <text:p>1</text:p>
          </table:table-cell>
          <table:table-cell table:formula="oooc:=[.B57]*[.C57]" office:value-type="float" office:value="5.13">
            <text:p>5.13</text:p>
          </table:table-cell>
          <table:table-cell table:number-columns-repeated="4"/>
        </table:table-row>
        <table:table-row table:style-name="ro1">
          <table:table-cell office:value-type="string">
            <text:p>NDS336P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B58]*[.C58]" office:value-type="float" office:value="0.5">
            <text:p>0.5</text:p>
          </table:table-cell>
          <table:table-cell table:number-columns-repeated="4"/>
        </table:table-row>
        <table:table-row table:style-name="ro2">
          <table:table-cell table:style-name="ce2" office:value-type="string">
            <text:p>UCLAMP0501HCT-ND 3.3v zener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table:formula="oooc:=[.B59]*[.C59]" office:value-type="float" office:value="1.8">
            <text:p>1.8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formula="oooc:=[.B60]*[.C60]" office:value-type="float" office:value="0">
            <text:p>0</text:p>
          </table:table-cell>
          <table:table-cell table:formula="oooc:=SUM([.D55:.D59])" office:value-type="float" office:value="9.38">
            <text:p>9.38</text:p>
          </table:table-cell>
          <table:table-cell table:number-columns-repeated="3"/>
        </table:table-row>
        <table:table-row table:style-name="ro1">
          <table:table-cell office:value-type="string">
            <text:p>USB --</text:p>
          </table:table-cell>
          <table:table-cell table:number-columns-repeated="2"/>
          <table:table-cell table:formula="oooc:=[.B61]*[.C6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AX3421EEHJ TQFP-32</text:p>
          </table:table-cell>
          <table:table-cell office:value-type="float" office:value="11.1">
            <text:p>11.1</text:p>
          </table:table-cell>
          <table:table-cell office:value-type="float" office:value="1">
            <text:p>1</text:p>
          </table:table-cell>
          <table:table-cell table:formula="oooc:=[.B62]*[.C62]" office:value-type="float" office:value="11.1">
            <text:p>11.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609-1039-ND connector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ooc:=[.B63]*[.C63]" office:value-type="float" office:value="1.04">
            <text:p>1.0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3">
          <table:table-cell table:style-name="ce3" office:value-type="string">
            <text:p><text:a xlink:href="http://rocky.digikey.com/scripts/ProductInfo.dll?Site=US&amp;V=644&amp;M=NX3225SA-12.000000MHZ">644-1047-1-ND</text:a> Crystal, 12mhz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B64]*[.C64]" office:value-type="float" office:value="0.75">
            <text:p>0.7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3">
          <table:table-cell table:style-name="ce3" office:value-type="string">
            <text:p><text:a xlink:href="http://search.digikey.com/scripts/DkSearch/dksus.dll?Detail?name=PCD2116CT-ND">PCD2116CT-ND</text:a> 57UH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-8354A50MC stepup w/shdn SOT-23-5 728-1036-1-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ooc:=[.B66]*[.C66]" office:value-type="float" office:value="0.9">
            <text:p>0.9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CAT32TDI-TE7</text:p>
          </table:table-cell>
          <table:table-cell office:value-type="float" office:value="0.13">
            <text:p>0.13</text:p>
          </table:table-cell>
          <table:table-cell office:value-type="float" office:value="2">
            <text:p>2</text:p>
          </table:table-cell>
          <table:table-cell table:formula="oooc:=[.B67]*[.C67]" office:value-type="float" office:value="0.26">
            <text:p>0.2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UCLAMP0501HCT-ND</text:p>
          </table:table-cell>
          <table:table-cell office:value-type="float" office:value="0.58">
            <text:p>0.58</text:p>
          </table:table-cell>
          <table:table-cell office:value-type="float" office:value="3">
            <text:p>3</text:p>
          </table:table-cell>
          <table:table-cell table:formula="oooc:=[.B68]*[.C68]" office:value-type="float" office:value="1.74">
            <text:p>1.7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2110CT-ND 200/500ma 120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formula="oooc:=[.B69]*[.C69]" office:value-type="float" office:value="0.4">
            <text:p>0.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ooc:=SUM([.D62:.D69])" office:value-type="float" office:value="17.05">
            <text:p>17.05</text:p>
          </table:table-cell>
          <table:table-cell table:number-columns-repeated="3"/>
        </table:table-row>
        <table:table-row table:style-name="ro1">
          <table:table-cell office:value-type="string">
            <text:p>LCD --</text:p>
          </table:table-cell>
          <table:table-cell table:number-columns-repeated="7"/>
        </table:table-row>
        <table:table-row table:style-name="ro1">
          <table:table-cell office:value-type="string">
            <text:p>LCD (SPI, 128x128,1.2”)</text:p>
          </table:table-cell>
          <table:table-cell office:value-type="float" office:value="19.95">
            <text:p>19.95</text:p>
          </table:table-cell>
          <table:table-cell office:value-type="float" office:value="1">
            <text:p>1</text:p>
          </table:table-cell>
          <table:table-cell table:formula="oooc:=[.B72]*[.C72]" office:value-type="float" office:value="19.95">
            <text:p>19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LCD connector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table:formula="oooc:=[.B73]*[.C73]" office:value-type="float" office:value="1.95">
            <text:p>1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CAT32TDI-TE7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formula="oooc:=[.B74]*[.C74]" office:value-type="float" office:value="0.8">
            <text:p>0.8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style-name="ce2" office:value-type="string">
            <text:p>PCD1238CT-ND 6.8uh 1008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table:formula="oooc:=[.B75]*[.C75]" office:value-type="float" office:value="0.27">
            <text:p>0.27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AT54A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table:formula="oooc:=[.B76]*[.C76]" office:value-type="float" office:value="0.13">
            <text:p>0.1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ooc:=[.B77]*[.C77]" office:value-type="float" office:value="0">
            <text:p>0</text:p>
          </table:table-cell>
          <table:table-cell table:formula="oooc:=SUM([.D72:.D76])" office:value-type="float" office:value="23.1">
            <text:p>23.1</text:p>
          </table:table-cell>
          <table:table-cell table:number-columns-repeated="3"/>
        </table:table-row>
        <table:table-row table:style-name="ro1">
          <table:table-cell office:value-type="string">
            <text:p>RS-232</text:p>
          </table:table-cell>
          <table:table-cell table:number-columns-repeated="2"/>
          <table:table-cell table:formula="oooc:=[.B78]*[.C78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DM3202ARUZ lvl cnv 16-TSSOP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ooc:=[.B79]*[.C79]" office:value-type="float" office:value="1.35">
            <text:p>1.3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35114 DB9 conn</text:p>
          </table:table-cell>
          <table:table-cell office:value-type="float" office:value="1.34">
            <text:p>1.34</text:p>
          </table:table-cell>
          <table:table-cell office:value-type="float" office:value="1">
            <text:p>1</text:p>
          </table:table-cell>
          <table:table-cell table:formula="oooc:=[.B80]*[.C80]" office:value-type="float" office:value="1.34">
            <text:p>1.3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NDS336P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B81]*[.C81]" office:value-type="float" office:value="0.5">
            <text:p>0.5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formula="oooc:=[.B82]*[.C82]" office:value-type="float" office:value="0">
            <text:p>0</text:p>
          </table:table-cell>
          <table:table-cell table:formula="oooc:=SUM([.D79:.D81])" office:value-type="float" office:value="3.19">
            <text:p>3.19</text:p>
          </table:table-cell>
          <table:table-cell table:number-columns-repeated="3"/>
        </table:table-row>
        <table:table-row table:style-name="ro1">
          <table:table-cell office:value-type="string">
            <text:p>NXT</text:p>
          </table:table-cell>
          <table:table-cell table:number-columns-repeated="2"/>
          <table:table-cell table:formula="oooc:=[.B83]*[.C8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XT connector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formula="oooc:=[.B84]*[.C84]" office:value-type="float" office:value="0.99">
            <text:p>0.99</text:p>
          </table:table-cell>
          <table:table-cell table:number-columns-repeated="2"/>
          <table:table-cell office:value-type="string">
            <text:p>mindsensors.com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ooc:=[.B85]*[.C8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udio</text:p>
          </table:table-cell>
          <table:table-cell table:number-columns-repeated="2"/>
          <table:table-cell table:formula="oooc:=[.B86]*[.C8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DA7535013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 table:formula="oooc:=[.B87]*[.C87]" office:value-type="float" office:value="5.4">
            <text:p>5.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OPA4348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table:formula="oooc:=[.B88]*[.C88]" office:value-type="float" office:value="1.49">
            <text:p>1.49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rocky.digikey.com/scripts/ProductInfo.dll?Site=US&amp;V=102&amp;M=SJ1-3545">CP1-3545-ND</text:a></text:p>
          </table:table-cell>
          <table:table-cell office:value-type="float" office:value="0.65">
            <text:p>0.65</text:p>
          </table:table-cell>
          <table:table-cell office:value-type="float" office:value="1">
            <text:p>1</text:p>
          </table:table-cell>
          <table:table-cell table:formula="oooc:=[.B89]*[.C89]" office:value-type="float" office:value="0.65">
            <text:p>0.6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2" style:language-asian="en" style:country-asian="US" style:font-name-complex="DejaVu Sans Condensed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6/02/2008</text:date>, <text:time>13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im Hanson</meta:initial-creator>
    <meta:creation-date>2007-12-15T17:09:04</meta:creation-date>
    <dc:creator>tim</dc:creator>
    <dc:date>2008-06-02T13:52:50</dc:date>
    <meta:editing-cycles>22</meta:editing-cycles>
    <meta:editing-duration>P20DT22H39M31S</meta:editing-duration>
    <meta:user-defined meta:name="Info 1"/>
    <meta:user-defined meta:name="Info 2"/>
    <meta:user-defined meta:name="Info 3"/>
    <meta:user-defined meta:name="Info 4"/>
    <meta:document-statistic meta:table-count="3" meta:cell-count="408"/>
  </office:meta>
</office:document-meta>
</file>